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uedocode Detailed Design for Fraction Runner<text:line-break/><text:line-break/>Front page:<text:line-break/>Css: all centered</text:p>
      <text:p text:style-name="Standard">&lt;header (Welcoming)&gt;<text:line-break/>&lt;close header&gt;<text:line-break/>&lt;introduction to concept and game&gt;</text:p>
      <text:p text:style-name="Standard">&lt;link to video&gt;<text:line-break/>&lt;close link&gt;<text:line-break/>&lt;close intro&gt;</text:p>
      <text:p text:style-name="Standard">&lt;images&gt;<text:line-break/>&lt;static images&gt;<text:line-break/>&lt;close static images&gt;<text:line-break/>&lt;gif of game&gt;</text:p>
      <text:p text:style-name="Standard">&lt;close gif of game&gt;<text:line-break/>&lt;close images&gt;<text:line-break/>&lt;container&gt;<text:line-break/>&lt;button&gt;<text:line-break/>&lt;link to game&gt;</text:p>
      <text:p text:style-name="Standard">&lt;close link&gt;<text:line-break/>&lt;close button&gt;</text:p>
      <text:p text:style-name="Standard">&lt;button&gt;<text:line-break/>&lt;link to extended scoreboard&gt;</text:p>
      <text:p text:style-name="Standard">&lt;close link&gt;<text:line-break/>&lt;close button&gt;</text:p>
      <text:p text:style-name="Standard">&lt;close container&gt;<text:line-break/>&lt;footer&gt;</text:p>
      <text:p text:style-name="Standard">&lt;close footer&gt;<text:line-break/></text:p>
      <text:p text:style-name="Standard"/>
      <text:p text:style-name="Standard">Game page:<text:line-break/>css: all centered</text:p>
      <text:p text:style-name="Standard">&lt;header (Welcoming)&gt;<text:line-break/>&lt;close header&gt;<text:line-break/>&lt;game border&gt;<text:line-break/>&lt;game window&gt;<text:line-break/>&lt;close window&gt;<text:line-break/>&lt;close border&gt;<text:line-break/>&lt;container&gt;<text:line-break/>&lt;button&gt;<text:line-break/>&lt;link to intro&gt;</text:p>
      <text:p text:style-name="Standard">&lt;close link&gt;<text:line-break/>&lt;close button&gt;</text:p>
      <text:p text:style-name="Standard">&lt;button&gt;<text:line-break/>&lt;link to extended scoreboard&gt;</text:p>
      <text:p text:style-name="Standard">&lt;close link&gt;<text:line-break/>&lt;close button&gt;</text:p>
      <text:p text:style-name="Standard">&lt;close container&gt;<text:line-break/>&lt;footer&gt;</text:p>
      <text:p text:style-name="Standard"><text:soft-page-break/>&lt;close footer&gt;</text:p>
      <text:p text:style-name="Standard"/>
      <text:p text:style-name="Standard">Extended Scoreboard Page:<text:line-break/>css: all centered</text:p>
      <text:p text:style-name="Standard">&lt;header (Welcoming)&gt;<text:line-break/>&lt;close header&gt;<text:line-break/>&lt;score border&gt;<text:line-break/>&lt;scoreboard table (100 rows linked to database)&gt;<text:line-break/>&lt;close table&gt;<text:line-break/>&lt;close border&gt;<text:line-break/>&lt;container&gt;<text:line-break/>&lt;button&gt;<text:line-break/>&lt;link to intro&gt;</text:p>
      <text:p text:style-name="Standard">&lt;close link&gt;<text:line-break/>&lt;close button&gt;</text:p>
      <text:p text:style-name="Standard">&lt;button&gt;<text:line-break/>&lt;link to game&gt;</text:p>
      <text:p text:style-name="Standard">&lt;close link&gt;<text:line-break/>&lt;close button&gt;</text:p>
      <text:p text:style-name="Standard">&lt;close container&gt;<text:line-break/>&lt;footer&gt;</text:p>
      <text:p text:style-name="Standard">&lt;close footer&gt;<text:line-break/><text:line-break/>js:<text:line-break/>Javascript psuedocode:<text:line-break/>Function to layout data(information: table name, rank, name, points)</text:p>
      <text:p text:style-name="Standard">Variables:<text:line-break/>Table name<text:line-break/>Table row<text:line-break/>Table Divider (Rank)<text:line-break/>Table Divider (Name)<text:line-break/>Table Divider (points)<text:line-break/>Table Divider (Repeating String Generated)<text:line-break/><text:line-break/>Set dividers = children of row<text:line-break/>Set row = child of table<text:line-break/><text:line-break/><text:line-break/>Function to repeat above function 100 times onload (tablename, name, points)<text:line-break/>if(i = 0, i&lt; 100, i++){</text:p>
      <text:p text:style-name="Standard"><text:tab/>Function to layout data(tablename, rank(i), name at rank I, points at name at rank i</text:p>
      <text:p text:style-name="Standard">}<text:line-break/><text:line-break/><text:line-break/><text:line-break/>Game:<text:line-break/>Game start</text:p>
      <text:p text:style-name="Standard">always present event listener for pressing of mute button, mutes audio.</text:p>
      <text:p text:style-name="Standard">Always present event listener for pressing of quit button, returns user to intro page</text:p>
      <text:p text:style-name="Standard"><text:soft-page-break/>cookie check: if no cookie, input window for name to put on scoreboard, also checks for character select<text:line-break/>event listener input window limit to 9, on scrollover: add color around box, onclick: change color around box, onexit: remove color around box, display: briefer explanation of math that was referenced on the intro page</text:p>
      <text:p text:style-name="Standard">event listener:detect input sent with enter, display: brief fake load screen showing the number get generated in a flashy way.</text:p>
      <text:p text:style-name="Standard">Event listener for buttons on character select to choose avatar.</text:p>
      <text:p text:style-name="Standard">Event listener for previous event end: start game, begin generating ground made of numbers as well as obstacles.</text:p>
      <text:p text:style-name="Standard">listeners for each button: jump, duck, dodge: assigned to the respective action for the characters</text:p>
      <text:p text:style-name="Standard">event listener for minute passed: change background (and obstacles?)</text:p>
      <text:p text:style-name="Standard">event listener for obstacle collision with character: ends game-&gt;records score-&gt;checks cookies for high score on browser-&gt; displays scoreboard and retry/quit buttons<text:line-break/>event listeners for retry button that sets back to input window and quit button that takes user to extended scoreboard</text:p>
      <text:p text:style-name="Standard"/>
      <text:p text:style-name="Standard">scoreboard databases<text:line-break/>XML file including rules of database<text:line-break/>CREATE TABLE SCOREBOARD=<text:line-break/>Rank (int (5)) NOT NULL autoincrement 1<text:line-break/>UserID(int (5)) NOT NULL<text:line-break/>Name(char (50))<text:line-break/>Points (int (10))<text:line-break/>Fraction (decimal (13,12))<text:line-break/>Timestamp CURRENT_TIMESTAMP<text:line-break/>Trigger to delete on-site records past rank 10000<text:line-break/>Stored in above cookie<text:line-break/>Accessed by:<text:line-break/>Scoreboard page<text:line-break/>Game Scoreboard<text:line-break/>MYSQL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8T13:17:50.62</meta:creation-date>
    <dc:date>2023-03-16T00:10:43.86</dc:date>
    <meta:editing-duration>PT36M49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3" meta:paragraph-count="37" meta:word-count="471" meta:character-count="3165"/>
    <dc:creator>NV ferost</dc:creator>
  </office:meta>
</office:document-meta>
</file>